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282" officeooo:paragraph-rsid="00033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VM: Java virtual machine, platform om java programma’s uit te voeren</text:p>
      <text:p text:style-name="P1"/>
      <text:p text:style-name="P1">JRE: Java runtime environment, software die op een operating system draait en de specifieke libraries en andere bronnen voorziet die een java programma nodig heeft om te kunnen draaien</text:p>
      <text:p text:style-name="P1"/>
      <text:p text:style-name="P1">JDK: Java development kit, een set tools die gebruikt kunnen worden om java applicaties te maken</text:p>
      <text:p text:style-name="P1"/>
      <text:p text:style-name="P1">Java: Programmeertaal</text:p>
      <text:p text:style-name="P1"/>
      <text:p text:style-name="P1">Javac: Compiler van de programmeertaal java</text:p>
      <text:p text:style-name="P1"/>
      <text:p text:style-name="P1">Broncode: Code die je schrijft in een programmeertaal</text:p>
      <text:p text:style-name="P1"/>
      <text:p text:style-name="P1">Bytecode: Broncode die door de javacompiler is omgezet in door de PC leesbare code</text:p>
      <text:p text:style-name="P1"/>
      <text:p text:style-name="P1">Java compiler: Zet broncode om in bytecode (van .java naar .class)</text:p>
      <text:p text:style-name="P1"/>
      <text:p text:style-name="P1">Half compilaat: Hetzelfde als bytecode, maar nog niet volledige gecompileert waardoor er soms nog broncode te herkennen is</text:p>
      <text:p text:style-name="P1"/>
      <text:p text:style-name="P1">Classfile: Een bestand met byte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9:28:00.865010790</meta:creation-date>
    <dc:date>2020-09-11T19:41:17.601465507</dc:date>
    <meta:editing-duration>PT11S</meta:editing-duration>
    <meta:editing-cycles>1</meta:editing-cycles>
    <meta:document-statistic meta:table-count="0" meta:image-count="0" meta:object-count="0" meta:page-count="1" meta:paragraph-count="10" meta:word-count="120" meta:character-count="771" meta:non-whitespace-character-count="661"/>
    <meta:generator>LibreOffice/6.0.7.3$Linux_X86_64 LibreOffice_project/00m0$Build-3</meta:generator>
  </office:meta>
</office:document-meta>
</file>